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9 年 3 月 份" calcext:value-type="string">
              <text:p><text:s text:c="7"/>中 華 民 國 99 年 3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3248" calcext:value-type="float">
            <text:p><text:s text:c="3"/>3,248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5" calcext:value-type="float">
            <text:p><text:s text:c="3"/>1.65 </text:p>
          </table:table-cell>
          <table:table-cell table:style-name="ce29" office:value-type="float" office:value="1807" calcext:value-type="float">
            <text:p><text:s text:c="3"/>1,807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2" calcext:value-type="float">
            <text:p><text:s text:c="3"/>0.92 </text:p>
          </table:table-cell>
          <table:table-cell table:style-name="ce29" office:value-type="float" office:value="15750" calcext:value-type="float">
            <text:p><text:s text:c="3"/>15,750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02" calcext:value-type="float">
            <text:p><text:s text:c="3"/>8.02 </text:p>
          </table:table-cell>
          <table:table-cell table:style-name="ce29" office:value-type="float" office:value="13943" calcext:value-type="float">
            <text:p><text:s text:c="3"/>13,943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1" calcext:value-type="float">
            <text:p><text:s text:c="3"/>7.10 </text:p>
          </table:table-cell>
          <table:table-cell table:style-name="ce29" office:value-type="float" office:value="11425" calcext:value-type="float">
            <text:p><text:s text:c="3"/>11,42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2" calcext:value-type="float">
            <text:p><text:s text:c="3"/>5.82 </text:p>
          </table:table-cell>
          <table:table-cell table:style-name="ce29" office:value-type="float" office:value="5565" calcext:value-type="float">
            <text:p><text:s text:c="3"/>5,565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3049" calcext:value-type="float">
            <text:p><text:s text:c="3"/>3,049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6" calcext:value-type="float">
            <text:p><text:s text:c="3"/>1.56 </text:p>
          </table:table-cell>
          <table:table-cell table:style-name="ce29" office:value-type="float" office:value="1760" calcext:value-type="float">
            <text:p><text:s text:c="3"/>1,760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9" office:value-type="float" office:value="15639" calcext:value-type="float">
            <text:p><text:s text:c="3"/>15,639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" calcext:value-type="float">
            <text:p><text:s text:c="3"/>8.00 </text:p>
          </table:table-cell>
          <table:table-cell table:style-name="ce29" office:value-type="float" office:value="13879" calcext:value-type="float">
            <text:p><text:s text:c="3"/>13,879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1" calcext:value-type="float">
            <text:p><text:s text:c="3"/>7.10 </text:p>
          </table:table-cell>
          <table:table-cell table:style-name="ce29" office:value-type="float" office:value="11386" calcext:value-type="float">
            <text:p><text:s text:c="3"/>11,386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2" calcext:value-type="float">
            <text:p><text:s text:c="3"/>5.82 </text:p>
          </table:table-cell>
          <table:table-cell table:style-name="ce29" office:value-type="float" office:value="5555" calcext:value-type="float">
            <text:p><text:s text:c="3"/>5,555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3323" calcext:value-type="float">
            <text:p><text:s text:c="3"/>3,32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07" calcext:value-type="float">
            <text:p><text:s text:c="3"/>2.07 </text:p>
          </table:table-cell>
          <table:table-cell table:style-name="ce29" office:value-type="float" office:value="1388" calcext:value-type="float">
            <text:p><text:s text:c="3"/>1,388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9" office:value-type="float" office:value="12944" calcext:value-type="float">
            <text:p><text:s text:c="3"/>12,944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07" calcext:value-type="float">
            <text:p><text:s text:c="3"/>8.07 </text:p>
          </table:table-cell>
          <table:table-cell table:style-name="ce29" office:value-type="float" office:value="11556" calcext:value-type="float">
            <text:p><text:s text:c="3"/>11,556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29" office:value-type="float" office:value="9225" calcext:value-type="float">
            <text:p><text:s text:c="3"/>9,22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5" calcext:value-type="float">
            <text:p><text:s text:c="3"/>5.75 </text:p>
          </table:table-cell>
          <table:table-cell table:style-name="ce29" office:value-type="float" office:value="4571" calcext:value-type="float">
            <text:p><text:s text:c="3"/>4,571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757" calcext:value-type="float">
            <text:p><text:s text:c="3"/>3,757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1" calcext:value-type="float">
            <text:p><text:s text:c="3"/>11.41 </text:p>
          </table:table-cell>
          <table:table-cell table:style-name="ce30" office:value-type="float" office:value="914" calcext:value-type="float">
            <text:p><text:s text:c="3"/>91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77" calcext:value-type="float">
            <text:p><text:s text:c="3"/>2.77 </text:p>
          </table:table-cell>
          <table:table-cell table:style-name="ce30" office:value-type="float" office:value="2705" calcext:value-type="float">
            <text:p><text:s text:c="3"/>2,705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0" office:value-type="float" office:value="1791" calcext:value-type="float">
            <text:p><text:s text:c="3"/>1,791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3" calcext:value-type="float">
            <text:p><text:s text:c="3"/>5.43 </text:p>
          </table:table-cell>
          <table:table-cell table:style-name="ce30" office:value-type="float" office:value="2090" calcext:value-type="float">
            <text:p><text:s text:c="3"/>2,090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1016" calcext:value-type="float">
            <text:p><text:s text:c="3"/>1,016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8" calcext:value-type="float">
            <text:p><text:s text:c="3"/>3.0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18" calcext:value-type="float">
            <text:p><text:s/>－118 </text:p>
          </table:table-cell>
          <table:table-cell table:style-name="ce26" office:value-type="float" office:value="-0.26" calcext:value-type="float">
            <text:p><text:s/>－0.26 </text:p>
          </table:table-cell>
          <table:table-cell table:style-name="ce26" office:value-type="float" office:value="-3.01" calcext:value-type="float">
            <text:p><text:s/>－3.01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30" office:value-type="float" office:value="317" calcext:value-type="float">
            <text:p><text:s text:c="3"/>31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08" calcext:value-type="float">
            <text:p><text:s text:c="3"/>8.08 </text:p>
          </table:table-cell>
          <table:table-cell table:style-name="ce30" office:value-type="float" office:value="320" calcext:value-type="float">
            <text:p><text:s text:c="3"/>32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6" calcext:value-type="float">
            <text:p><text:s text:c="3"/>8.16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7" calcext:value-type="float">
            <text:p><text:s text:c="3"/>4.97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597" calcext:value-type="float">
            <text:p><text:s text:c="3"/>1,597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49" calcext:value-type="float">
            <text:p><text:s text:c="3"/>9.49 </text:p>
          </table:table-cell>
          <table:table-cell table:style-name="ce30" office:value-type="float" office:value="564" calcext:value-type="float">
            <text:p><text:s text:c="3"/>564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5" calcext:value-type="float">
            <text:p><text:s text:c="3"/>3.35 </text:p>
          </table:table-cell>
          <table:table-cell table:style-name="ce30" office:value-type="float" office:value="1521" calcext:value-type="float">
            <text:p><text:s text:c="3"/>1,521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3" calcext:value-type="float">
            <text:p><text:s text:c="3"/>9.03 </text:p>
          </table:table-cell>
          <table:table-cell table:style-name="ce30" office:value-type="float" office:value="957" calcext:value-type="float">
            <text:p><text:s text:c="3"/>95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8" calcext:value-type="float">
            <text:p><text:s text:c="3"/>5.68 </text:p>
          </table:table-cell>
          <table:table-cell table:style-name="ce30" office:value-type="float" office:value="954" calcext:value-type="float">
            <text:p><text:s text:c="3"/>95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0" office:value-type="float" office:value="575" calcext:value-type="float">
            <text:p><text:s text:c="3"/>57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42" calcext:value-type="float">
            <text:p><text:s text:c="3"/>3.4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244" calcext:value-type="float">
            <text:p><text:s text:c="3"/>24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9" calcext:value-type="float">
            <text:p><text:s text:c="3"/>2.99 </text:p>
          </table:table-cell>
          <table:table-cell table:style-name="ce30" office:value-type="float" office:value="469" calcext:value-type="float">
            <text:p><text:s text:c="3"/>469 </text:p>
          </table:table-cell>
          <table:table-cell table:style-name="ce26" office:value-type="float" office:value="0.92" calcext:value-type="float">
            <text:p><text:s text:c="3"/>0.92 </text:p>
          </table:table-cell>
          <table:table-cell table:style-name="ce26" office:value-type="float" office:value="10.79" calcext:value-type="float">
            <text:p><text:s text:c="3"/>10.79 </text:p>
          </table:table-cell>
          <table:table-cell table:style-name="ce30" office:value-type="float" office:value="339" calcext:value-type="float">
            <text:p><text:s text:c="3"/>339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252" calcext:value-type="float">
            <text:p><text:s text:c="3"/>25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" calcext:value-type="float">
            <text:p><text:s text:c="3"/>5.80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24" calcext:value-type="float">
            <text:p><text:s text:c="3"/>3.2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324" calcext:value-type="float">
            <text:p><text:s/>－324 </text:p>
          </table:table-cell>
          <table:table-cell table:style-name="ce26" office:value-type="float" office:value="-0.58" calcext:value-type="float">
            <text:p><text:s/>－0.58 </text:p>
          </table:table-cell>
          <table:table-cell table:style-name="ce26" office:value-type="float" office:value="-6.79" calcext:value-type="float">
            <text:p><text:s/>－6.79 </text:p>
          </table:table-cell>
          <table:table-cell table:style-name="ce30" office:value-type="float" office:value="-105" calcext:value-type="float">
            <text:p><text:s/>－105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" calcext:value-type="float">
            <text:p><text:s/>－2.20 </text:p>
          </table:table-cell>
          <table:table-cell table:style-name="ce30" office:value-type="float" office:value="347" calcext:value-type="float">
            <text:p><text:s text:c="3"/>34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30" office:value-type="float" office:value="452" calcext:value-type="float">
            <text:p><text:s text:c="3"/>452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7" calcext:value-type="float">
            <text:p><text:s text:c="3"/>9.47 </text:p>
          </table:table-cell>
          <table:table-cell table:style-name="ce30" office:value-type="float" office:value="219" calcext:value-type="float">
            <text:p><text:s text:c="3"/>219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322" calcext:value-type="float">
            <text:p><text:s text:c="3"/>32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3" calcext:value-type="float">
            <text:p><text:s text:c="3"/>2.43 </text:p>
          </table:table-cell>
          <table:table-cell table:style-name="ce30" office:value-type="float" office:value="247" calcext:value-type="float">
            <text:p><text:s text:c="3"/>247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6" calcext:value-type="float">
            <text:p><text:s text:c="3"/>1.86 </text:p>
          </table:table-cell>
          <table:table-cell table:style-name="ce30" office:value-type="float" office:value="1079" calcext:value-type="float">
            <text:p><text:s text:c="3"/>1,079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3" calcext:value-type="float">
            <text:p><text:s text:c="3"/>8.13 </text:p>
          </table:table-cell>
          <table:table-cell table:style-name="ce30" office:value-type="float" office:value="832" calcext:value-type="float">
            <text:p><text:s text:c="3"/>832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7" calcext:value-type="float">
            <text:p><text:s text:c="3"/>6.27 </text:p>
          </table:table-cell>
          <table:table-cell table:style-name="ce30" office:value-type="float" office:value="702" calcext:value-type="float">
            <text:p><text:s text:c="3"/>702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9" calcext:value-type="float">
            <text:p><text:s text:c="3"/>5.29 </text:p>
          </table:table-cell>
          <table:table-cell table:style-name="ce30" office:value-type="float" office:value="328" calcext:value-type="float">
            <text:p><text:s text:c="3"/>32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654" calcext:value-type="float">
            <text:p><text:s/>－654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26" office:value-type="float" office:value="-5.87" calcext:value-type="float">
            <text:p><text:s/>－5.87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9" calcext:value-type="float">
            <text:p><text:s text:c="3"/>1.09 </text:p>
          </table:table-cell>
          <table:table-cell table:style-name="ce30" office:value-type="float" office:value="1000" calcext:value-type="float">
            <text:p><text:s text:c="3"/>1,000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7" calcext:value-type="float">
            <text:p><text:s text:c="3"/>8.97 </text:p>
          </table:table-cell>
          <table:table-cell table:style-name="ce30" office:value-type="float" office:value="879" calcext:value-type="float">
            <text:p><text:s text:c="3"/>879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30" office:value-type="float" office:value="586" calcext:value-type="float">
            <text:p><text:s text:c="3"/>58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6" calcext:value-type="float">
            <text:p><text:s text:c="3"/>5.26 </text:p>
          </table:table-cell>
          <table:table-cell table:style-name="ce30" office:value-type="float" office:value="230" calcext:value-type="float">
            <text:p><text:s text:c="3"/>23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507" calcext:value-type="float">
            <text:p><text:s/>－507 </text:p>
          </table:table-cell>
          <table:table-cell table:style-name="ce26" office:value-type="float" office:value="-0.96" calcext:value-type="float">
            <text:p><text:s/>－0.96 </text:p>
          </table:table-cell>
          <table:table-cell table:style-name="ce26" office:value-type="float" office:value="-11.25" calcext:value-type="float">
            <text:p><text:s/>－11.25 </text:p>
          </table:table-cell>
          <table:table-cell table:style-name="ce30" office:value-type="float" office:value="-100" calcext:value-type="float">
            <text:p><text:s/>－100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2" calcext:value-type="float">
            <text:p><text:s/>－2.22 </text:p>
          </table:table-cell>
          <table:table-cell table:style-name="ce30" office:value-type="float" office:value="325" calcext:value-type="float">
            <text:p><text:s text:c="3"/>325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1" calcext:value-type="float">
            <text:p><text:s text:c="3"/>7.21 </text:p>
          </table:table-cell>
          <table:table-cell table:style-name="ce30" office:value-type="float" office:value="425" calcext:value-type="float">
            <text:p><text:s text:c="3"/>425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3" calcext:value-type="float">
            <text:p><text:s text:c="3"/>9.43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6" calcext:value-type="float">
            <text:p><text:s text:c="3"/>4.66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831" calcext:value-type="float">
            <text:p><text:s/>－831 </text:p>
          </table:table-cell>
          <table:table-cell table:style-name="ce26" office:value-type="float" office:value="-1.15" calcext:value-type="float">
            <text:p><text:s/>－1.15 </text:p>
          </table:table-cell>
          <table:table-cell table:style-name="ce26" office:value-type="float" office:value="-13.54" calcext:value-type="float">
            <text:p><text:s/>－13.54 </text:p>
          </table:table-cell>
          <table:table-cell table:style-name="ce30" office:value-type="float" office:value="-116" calcext:value-type="float">
            <text:p><text:s/>－116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89" calcext:value-type="float">
            <text:p><text:s/>－1.89 </text:p>
          </table:table-cell>
          <table:table-cell table:style-name="ce30" office:value-type="float" office:value="471" calcext:value-type="float">
            <text:p><text:s text:c="3"/>471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0" office:value-type="float" office:value="587" calcext:value-type="float">
            <text:p><text:s text:c="3"/>587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7" calcext:value-type="float">
            <text:p><text:s text:c="3"/>9.57 </text:p>
          </table:table-cell>
          <table:table-cell table:style-name="ce30" office:value-type="float" office:value="284" calcext:value-type="float">
            <text:p><text:s text:c="3"/>284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3" calcext:value-type="float">
            <text:p><text:s text:c="3"/>4.63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727" calcext:value-type="float">
            <text:p><text:s/>－727 </text:p>
          </table:table-cell>
          <table:table-cell table:style-name="ce26" office:value-type="float" office:value="-1.33" calcext:value-type="float">
            <text:p><text:s/>－1.33 </text:p>
          </table:table-cell>
          <table:table-cell table:style-name="ce26" office:value-type="float" office:value="-15.63" calcext:value-type="float">
            <text:p><text:s/>－15.63 </text:p>
          </table:table-cell>
          <table:table-cell table:style-name="ce30" office:value-type="float" office:value="-89" calcext:value-type="float">
            <text:p><text:s/>－89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91" calcext:value-type="float">
            <text:p><text:s/>－1.91 </text:p>
          </table:table-cell>
          <table:table-cell table:style-name="ce30" office:value-type="float" office:value="341" calcext:value-type="float">
            <text:p><text:s text:c="3"/>341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4" calcext:value-type="float">
            <text:p><text:s text:c="3"/>7.34 </text:p>
          </table:table-cell>
          <table:table-cell table:style-name="ce30" office:value-type="float" office:value="430" calcext:value-type="float">
            <text:p><text:s text:c="3"/>430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25" calcext:value-type="float">
            <text:p><text:s text:c="3"/>9.25 </text:p>
          </table:table-cell>
          <table:table-cell table:style-name="ce30" office:value-type="float" office:value="236" calcext:value-type="float">
            <text:p><text:s text:c="3"/>23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8" calcext:value-type="float">
            <text:p><text:s text:c="3"/>5.08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125" calcext:value-type="float">
            <text:p><text:s/>－125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3" calcext:value-type="float">
            <text:p><text:s/>－1.33 </text:p>
          </table:table-cell>
          <table:table-cell table:style-name="ce30" office:value-type="float" office:value="-252" calcext:value-type="float">
            <text:p><text:s/>－252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69" calcext:value-type="float">
            <text:p><text:s/>－2.69 </text:p>
          </table:table-cell>
          <table:table-cell table:style-name="ce30" office:value-type="float" office:value="586" calcext:value-type="float">
            <text:p><text:s text:c="3"/>58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5" calcext:value-type="float">
            <text:p><text:s text:c="3"/>6.25 </text:p>
          </table:table-cell>
          <table:table-cell table:style-name="ce30" office:value-type="float" office:value="838" calcext:value-type="float">
            <text:p><text:s text:c="3"/>838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4" calcext:value-type="float">
            <text:p><text:s text:c="3"/>8.94 </text:p>
          </table:table-cell>
          <table:table-cell table:style-name="ce30" office:value-type="float" office:value="522" calcext:value-type="float">
            <text:p><text:s text:c="3"/>522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151" calcext:value-type="float">
            <text:p><text:s text:c="3"/>151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3" calcext:value-type="float">
            <text:p><text:s text:c="3"/>1.43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30" office:value-type="float" office:value="799" calcext:value-type="float">
            <text:p><text:s text:c="3"/>79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7" calcext:value-type="float">
            <text:p><text:s text:c="3"/>7.57 </text:p>
          </table:table-cell>
          <table:table-cell table:style-name="ce30" office:value-type="float" office:value="818" calcext:value-type="float">
            <text:p><text:s text:c="3"/>818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5" calcext:value-type="float">
            <text:p><text:s text:c="3"/>7.75 </text:p>
          </table:table-cell>
          <table:table-cell table:style-name="ce30" office:value-type="float" office:value="747" calcext:value-type="float">
            <text:p><text:s text:c="3"/>747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8" calcext:value-type="float">
            <text:p><text:s text:c="3"/>7.08 </text:p>
          </table:table-cell>
          <table:table-cell table:style-name="ce30" office:value-type="float" office:value="303" calcext:value-type="float">
            <text:p><text:s text:c="3"/>30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806" calcext:value-type="float">
            <text:p><text:s/>－806 </text:p>
          </table:table-cell>
          <table:table-cell table:style-name="ce26" office:value-type="float" office:value="-0.91" calcext:value-type="float">
            <text:p><text:s/>－0.91 </text:p>
          </table:table-cell>
          <table:table-cell table:style-name="ce26" office:value-type="float" office:value="-10.76" calcext:value-type="float">
            <text:p><text:s/>－10.76 </text:p>
          </table:table-cell>
          <table:table-cell table:style-name="ce30" office:value-type="float" office:value="-202" calcext:value-type="float">
            <text:p><text:s/>－202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7" calcext:value-type="float">
            <text:p><text:s/>－2.70 </text:p>
          </table:table-cell>
          <table:table-cell table:style-name="ce30" office:value-type="float" office:value="505" calcext:value-type="float">
            <text:p><text:s text:c="3"/>50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30" office:value-type="float" office:value="707" calcext:value-type="float">
            <text:p><text:s text:c="3"/>707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4" calcext:value-type="float">
            <text:p><text:s text:c="3"/>9.44 </text:p>
          </table:table-cell>
          <table:table-cell table:style-name="ce30" office:value-type="float" office:value="463" calcext:value-type="float">
            <text:p><text:s text:c="3"/>463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18" calcext:value-type="float">
            <text:p><text:s text:c="3"/>6.18 </text:p>
          </table:table-cell>
          <table:table-cell table:style-name="ce30" office:value-type="float" office:value="215" calcext:value-type="float">
            <text:p><text:s text:c="3"/>215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25" calcext:value-type="float">
            <text:p><text:s/>－225 </text:p>
          </table:table-cell>
          <table:table-cell table:style-name="ce26" office:value-type="float" office:value="-0.97" calcext:value-type="float">
            <text:p><text:s/>－0.97 </text:p>
          </table:table-cell>
          <table:table-cell table:style-name="ce26" office:value-type="float" office:value="-11.37" calcext:value-type="float">
            <text:p><text:s/>－11.37 </text:p>
          </table:table-cell>
          <table:table-cell table:style-name="ce30" office:value-type="float" office:value="-92" calcext:value-type="float">
            <text:p><text:s/>－92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65" calcext:value-type="float">
            <text:p><text:s/>－4.65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221" calcext:value-type="float">
            <text:p><text:s text:c="3"/>221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18" calcext:value-type="float">
            <text:p><text:s text:c="3"/>11.18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6" calcext:value-type="float">
            <text:p><text:s text:c="3"/>5.06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46" office:value-type="float" office:value="4.1" calcext:value-type="float">
            <text:p><text:s text:c="3"/>4.1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3" calcext:value-type="float">
            <text:p><text:s/>－203 </text:p>
          </table:table-cell>
          <table:table-cell table:style-name="ce26" office:value-type="float" office:value="-0.6" calcext:value-type="float">
            <text:p><text:s/>－0.60 </text:p>
          </table:table-cell>
          <table:table-cell table:style-name="ce26" office:value-type="float" office:value="-7.01" calcext:value-type="float">
            <text:p><text:s/>－7.01 </text:p>
          </table:table-cell>
          <table:table-cell table:style-name="ce30" office:value-type="float" office:value="-71" calcext:value-type="float">
            <text:p><text:s/>－71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26" office:value-type="float" office:value="-2.45" calcext:value-type="float">
            <text:p><text:s/>－2.45 </text:p>
          </table:table-cell>
          <table:table-cell table:style-name="ce30" office:value-type="float" office:value="222" calcext:value-type="float">
            <text:p><text:s text:c="3"/>222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7" calcext:value-type="float">
            <text:p><text:s text:c="3"/>7.67 </text:p>
          </table:table-cell>
          <table:table-cell table:style-name="ce30" office:value-type="float" office:value="293" calcext:value-type="float">
            <text:p><text:s text:c="3"/>293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12" calcext:value-type="float">
            <text:p><text:s text:c="3"/>10.12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08" calcext:value-type="float">
            <text:p><text:s text:c="3"/>6.08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46" office:value-type="float" office:value="3.8" calcext:value-type="float">
            <text:p><text:s text:c="3"/>3.8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3" calcext:value-type="float">
            <text:p><text:s text:c="3"/>4.03 </text:p>
          </table:table-cell>
          <table:table-cell table:style-name="ce30" office:value-type="float" office:value="-15" calcext:value-type="float">
            <text:p><text:s/>－15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83" calcext:value-type="float">
            <text:p><text:s/>－1.83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6" calcext:value-type="float">
            <text:p><text:s text:c="3"/>8.06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89" calcext:value-type="float">
            <text:p><text:s text:c="3"/>9.89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7" calcext:value-type="float">
            <text:p><text:s text:c="3"/>4.27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393" calcext:value-type="float">
            <text:p><text:s/>－393 </text:p>
          </table:table-cell>
          <table:table-cell table:style-name="ce26" office:value-type="float" office:value="-1.01" calcext:value-type="float">
            <text:p><text:s/>－1.01 </text:p>
          </table:table-cell>
          <table:table-cell table:style-name="ce26" office:value-type="float" office:value="-11.93" calcext:value-type="float">
            <text:p><text:s/>－11.93 </text:p>
          </table:table-cell>
          <table:table-cell table:style-name="ce30" office:value-type="float" office:value="-48" calcext:value-type="float">
            <text:p><text:s/>－48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6" calcext:value-type="float">
            <text:p><text:s/>－1.46 </text:p>
          </table:table-cell>
          <table:table-cell table:style-name="ce30" office:value-type="float" office:value="206" calcext:value-type="float">
            <text:p><text:s text:c="3"/>20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5" calcext:value-type="float">
            <text:p><text:s text:c="3"/>6.25 </text:p>
          </table:table-cell>
          <table:table-cell table:style-name="ce30" office:value-type="float" office:value="254" calcext:value-type="float">
            <text:p><text:s text:c="3"/>25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1" calcext:value-type="float">
            <text:p><text:s text:c="3"/>7.71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18" office:value-type="float" office:value="106" calcext:value-type="float">
            <text:p><text:s text:c="3"/>10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2" calcext:value-type="float">
            <text:p><text:s text:c="3"/>3.2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617" calcext:value-type="float">
            <text:p><text:s text:c="3"/>617 </text:p>
          </table:table-cell>
          <table:table-cell table:style-name="ce26" office:value-type="float" office:value="1.5" calcext:value-type="float">
            <text:p><text:s text:c="3"/>1.50 </text:p>
          </table:table-cell>
          <table:table-cell table:style-name="ce26" office:value-type="float" office:value="17.62" calcext:value-type="float">
            <text:p><text:s text:c="3"/>17.62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2" calcext:value-type="float">
            <text:p><text:s text:c="3"/>6.82 </text:p>
          </table:table-cell>
          <table:table-cell table:style-name="ce30" office:value-type="float" office:value="468" calcext:value-type="float">
            <text:p><text:s text:c="3"/>468 </text:p>
          </table:table-cell>
          <table:table-cell table:style-name="ce26" office:value-type="float" office:value="1.13" calcext:value-type="float">
            <text:p><text:s text:c="3"/>1.13 </text:p>
          </table:table-cell>
          <table:table-cell table:style-name="ce26" office:value-type="float" office:value="13.36" calcext:value-type="float">
            <text:p><text:s text:c="3"/>13.36 </text:p>
          </table:table-cell>
          <table:table-cell table:style-name="ce30" office:value-type="float" office:value="229" calcext:value-type="float">
            <text:p><text:s text:c="3"/>22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4" calcext:value-type="float">
            <text:p><text:s text:c="3"/>6.54 </text:p>
          </table:table-cell>
          <table:table-cell table:style-name="ce30" office:value-type="float" office:value="245" calcext:value-type="float">
            <text:p><text:s text:c="3"/>24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9" calcext:value-type="float">
            <text:p><text:s text:c="3"/>6.99 </text:p>
          </table:table-cell>
          <table:table-cell table:style-name="ce18" office:value-type="float" office:value="90" calcext:value-type="float">
            <text:p><text:s text:c="3"/>9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264" calcext:value-type="float">
            <text:p><text:s text:c="3"/>1,264 </text:p>
          </table:table-cell>
          <table:table-cell table:style-name="ce26" office:value-type="float" office:value="1.18" calcext:value-type="float">
            <text:p><text:s text:c="3"/>1.18 </text:p>
          </table:table-cell>
          <table:table-cell table:style-name="ce26" office:value-type="float" office:value="13.85" calcext:value-type="float">
            <text:p><text:s text:c="3"/>13.85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1" calcext:value-type="float">
            <text:p><text:s text:c="3"/>2.31 </text:p>
          </table:table-cell>
          <table:table-cell table:style-name="ce30" office:value-type="float" office:value="725" calcext:value-type="float">
            <text:p><text:s text:c="3"/>72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30" office:value-type="float" office:value="514" calcext:value-type="float">
            <text:p><text:s text:c="3"/>51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3" calcext:value-type="float">
            <text:p><text:s text:c="3"/>5.63 </text:p>
          </table:table-cell>
          <table:table-cell table:style-name="ce30" office:value-type="float" office:value="517" calcext:value-type="float">
            <text:p><text:s text:c="3"/>51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6" calcext:value-type="float">
            <text:p><text:s text:c="3"/>5.66 </text:p>
          </table:table-cell>
          <table:table-cell table:style-name="ce18" office:value-type="float" office:value="254" calcext:value-type="float">
            <text:p><text:s text:c="3"/>25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12" calcext:value-type="float">
            <text:p><text:s text:c="3"/>1.12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30" office:value-type="float" office:value="191" calcext:value-type="float">
            <text:p><text:s text:c="3"/>19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2" calcext:value-type="float">
            <text:p><text:s text:c="3"/>8.22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4" calcext:value-type="float">
            <text:p><text:s text:c="3"/>7.14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8" calcext:value-type="float">
            <text:p><text:s text:c="3"/>5.38 </text:p>
          </table:table-cell>
          <table:table-cell table:style-name="ce18" office:value-type="float" office:value="70" calcext:value-type="float">
            <text:p><text:s text:c="3"/>70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1" calcext:value-type="float">
            <text:p><text:s text:c="3"/>3.01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25" calcext:value-type="float">
            <text:p><text:s/>225 </text:p>
          </table:table-cell>
          <table:table-cell table:style-name="ce27" office:value-type="float" office:value="0.29" calcext:value-type="float">
            <text:p><text:s text:c="3"/>0.29 </text:p>
          </table:table-cell>
          <table:table-cell table:style-name="ce27" office:value-type="float" office:value="3.43" calcext:value-type="float">
            <text:p><text:s text:c="3"/>3.43 </text:p>
          </table:table-cell>
          <table:table-cell table:style-name="ce31" office:value-type="float" office:value="49" calcext:value-type="float">
            <text:p><text:s text:c="3"/>49 </text:p>
          </table:table-cell>
          <table:table-cell table:style-name="ce28" office:value-type="float" office:value="0.06" calcext:value-type="float">
            <text:p><text:s text:c="3"/>0.06 </text:p>
          </table:table-cell>
          <table:table-cell table:style-name="ce28" office:value-type="float" office:value="0.75" calcext:value-type="float">
            <text:p><text:s text:c="3"/>0.75 </text:p>
          </table:table-cell>
          <table:table-cell table:style-name="ce31" office:value-type="float" office:value="472" calcext:value-type="float">
            <text:p><text:s text:c="3"/>472 </text:p>
          </table:table-cell>
          <table:table-cell table:style-name="ce28" office:value-type="float" office:value="0.61" calcext:value-type="float">
            <text:p><text:s text:c="3"/>0.61 </text:p>
          </table:table-cell>
          <table:table-cell table:style-name="ce28" office:value-type="float" office:value="7.2" calcext:value-type="float">
            <text:p><text:s text:c="3"/>7.20 </text:p>
          </table:table-cell>
          <table:table-cell table:style-name="ce31" office:value-type="float" office:value="423" calcext:value-type="float">
            <text:p><text:s text:c="3"/>423 </text:p>
          </table:table-cell>
          <table:table-cell table:style-name="ce28" office:value-type="float" office:value="0.55" calcext:value-type="float">
            <text:p><text:s text:c="3"/>0.55 </text:p>
          </table:table-cell>
          <table:table-cell table:style-name="ce28" office:value-type="float" office:value="6.46" calcext:value-type="float">
            <text:p><text:s text:c="3"/>6.46 </text:p>
          </table:table-cell>
          <table:table-cell table:style-name="ce31" office:value-type="float" office:value="405" calcext:value-type="float">
            <text:p><text:s text:c="3"/>405 </text:p>
          </table:table-cell>
          <table:table-cell table:style-name="ce28" office:value-type="float" office:value="0.52" calcext:value-type="float">
            <text:p><text:s text:c="3"/>0.52 </text:p>
          </table:table-cell>
          <table:table-cell table:style-name="ce28" office:value-type="float" office:value="6.18" calcext:value-type="float">
            <text:p><text:s text:c="3"/>6.18 </text:p>
          </table:table-cell>
          <table:table-cell table:style-name="ce20" office:value-type="float" office:value="185" calcext:value-type="float">
            <text:p><text:s text:c="3"/>185 </text:p>
          </table:table-cell>
          <table:table-cell table:style-name="ce28" office:value-type="float" office:value="0.24" calcext:value-type="float">
            <text:p><text:s text:c="3"/>0.24 </text:p>
          </table:table-cell>
          <table:table-cell table:style-name="ce47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319" calcext:value-type="float">
            <text:p><text:s/>－319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4" calcext:value-type="float">
            <text:p><text:s/>－1.44 </text:p>
          </table:table-cell>
          <table:table-cell table:style-name="ce29" office:value-type="float" office:value="246" calcext:value-type="float">
            <text:p><text:s text:c="3"/>246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11" calcext:value-type="float">
            <text:p><text:s text:c="3"/>1.11 </text:p>
          </table:table-cell>
          <table:table-cell table:style-name="ce29" office:value-type="float" office:value="1700" calcext:value-type="float">
            <text:p><text:s text:c="3"/>1,700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8" calcext:value-type="float">
            <text:p><text:s text:c="3"/>7.68 </text:p>
          </table:table-cell>
          <table:table-cell table:style-name="ce29" office:value-type="float" office:value="1454" calcext:value-type="float">
            <text:p><text:s text:c="3"/>1,454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29" office:value-type="float" office:value="1307" calcext:value-type="float">
            <text:p><text:s text:c="3"/>1,307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1" calcext:value-type="float">
            <text:p><text:s text:c="3"/>5.91 </text:p>
          </table:table-cell>
          <table:table-cell table:style-name="ce17" office:value-type="float" office:value="606" calcext:value-type="float">
            <text:p><text:s text:c="3"/>606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194" calcext:value-type="float">
            <text:p><text:s text:c="3"/>194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0.99" calcext:value-type="float">
            <text:p><text:s text:c="3"/>10.99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7" calcext:value-type="float">
            <text:p><text:s text:c="3"/>1.47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9" calcext:value-type="float">
            <text:p><text:s text:c="3"/>7.19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2" calcext:value-type="float">
            <text:p><text:s text:c="3"/>5.72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91" calcext:value-type="float">
            <text:p><text:s/>－191 </text:p>
          </table:table-cell>
          <table:table-cell table:style-name="ce26" office:value-type="float" office:value="-0.85" calcext:value-type="float">
            <text:p><text:s/>－0.85 </text:p>
          </table:table-cell>
          <table:table-cell table:style-name="ce26" office:value-type="float" office:value="-9.99" calcext:value-type="float">
            <text:p><text:s/>－9.99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7" calcext:value-type="float">
            <text:p><text:s text:c="3"/>1.47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23" calcext:value-type="float">
            <text:p><text:s text:c="3"/>23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3" calcext:value-type="float">
            <text:p><text:s text:c="3"/>7.53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" calcext:value-type="float">
            <text:p><text:s text:c="3"/>6.70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4" calcext:value-type="float">
            <text:p><text:s text:c="3"/>5.34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66" calcext:value-type="float">
            <text:p><text:s/>－66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56" calcext:value-type="float">
            <text:p><text:s/>－3.56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1" calcext:value-type="float">
            <text:p><text:s text:c="3"/>1.51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1" calcext:value-type="float">
            <text:p><text:s text:c="3"/>7.61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4" calcext:value-type="float">
            <text:p><text:s text:c="3"/>3.2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197" calcext:value-type="float">
            <text:p><text:s text:c="3"/>197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26" office:value-type="float" office:value="14.62" calcext:value-type="float">
            <text:p><text:s text:c="3"/>14.62 </text:p>
          </table:table-cell>
          <table:table-cell table:style-name="ce32" office:value-type="float" office:value="5" calcext:value-type="float">
            <text:p><text:s text:c="3"/>5 </text:p>
          </table:table-cell>
          <table:table-cell table:style-name="ce34" office:value-type="float" office:value="0.03" calcext:value-type="float">
            <text:p><text:s text:c="3"/>0.03 </text:p>
          </table:table-cell>
          <table:table-cell table:style-name="ce34" office:value-type="float" office:value="0.37" calcext:value-type="float">
            <text:p><text:s text:c="3"/>0.37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6" calcext:value-type="float">
            <text:p><text:s text:c="3"/>5.26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83" calcext:value-type="float">
            <text:p><text:s text:c="3"/>83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30" office:value-type="float" office:value="7" calcext:value-type="float">
            <text:p><text:s text:c="3"/>7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9" calcext:value-type="float">
            <text:p><text:s text:c="3"/>8.49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1" calcext:value-type="float">
            <text:p><text:s text:c="3"/>6.11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92" calcext:value-type="float">
            <text:p><text:s/>－292 </text:p>
          </table:table-cell>
          <table:table-cell table:style-name="ce26" office:value-type="float" office:value="-1.55" calcext:value-type="float">
            <text:p><text:s/>－1.55 </text:p>
          </table:table-cell>
          <table:table-cell table:style-name="ce26" office:value-type="float" office:value="-18.29" calcext:value-type="float">
            <text:p><text:s/>－18.29 </text:p>
          </table:table-cell>
          <table:table-cell table:style-name="ce30" office:value-type="float" office:value="-23" calcext:value-type="float">
            <text:p><text:s/>－23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4" calcext:value-type="float">
            <text:p><text:s/>－1.44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2" calcext:value-type="float">
            <text:p><text:s text:c="3"/>8.02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6" calcext:value-type="float">
            <text:p><text:s text:c="3"/>9.46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5" calcext:value-type="float">
            <text:p><text:s text:c="3"/>5.95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45" calcext:value-type="float">
            <text:p><text:s text:c="3"/>3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12" calcext:value-type="float">
            <text:p><text:s/>－12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4" calcext:value-type="float">
            <text:p><text:s/>－0.54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1" calcext:value-type="float">
            <text:p><text:s text:c="3"/>1.31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" calcext:value-type="float">
            <text:p><text:s text:c="3"/>8.00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5" calcext:value-type="float">
            <text:p><text:s text:c="3"/>5.65 </text:p>
          </table:table-cell>
          <table:table-cell table:style-name="ce18" office:value-type="float" office:value="70" calcext:value-type="float">
            <text:p><text:s text:c="3"/>70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6" calcext:value-type="float">
            <text:p><text:s text:c="3"/>3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102" calcext:value-type="float">
            <text:p><text:s/>－102 </text:p>
          </table:table-cell>
          <table:table-cell table:style-name="ce26" office:value-type="float" office:value="-0.9" calcext:value-type="float">
            <text:p><text:s/>－0.90 </text:p>
          </table:table-cell>
          <table:table-cell table:style-name="ce26" office:value-type="float" office:value="-10.63" calcext:value-type="float">
            <text:p><text:s/>－10.63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6" calcext:value-type="float">
            <text:p><text:s text:c="3"/>1.56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4" calcext:value-type="float">
            <text:p><text:s text:c="3"/>8.34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8" calcext:value-type="float">
            <text:p><text:s text:c="3"/>6.78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1" calcext:value-type="float">
            <text:p><text:s text:c="3"/>5.01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55" calcext:value-type="float">
            <text:p><text:s text:c="3"/>3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49" calcext:value-type="float">
            <text:p><text:s text:c="3"/>14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3" calcext:value-type="float">
            <text:p><text:s text:c="3"/>3.03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2" calcext:value-type="float">
            <text:p><text:s text:c="3"/>8.62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9" calcext:value-type="float">
            <text:p><text:s text:c="3"/>5.59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18" office:value-type="float" office:value="72" calcext:value-type="float">
            <text:p><text:s text:c="3"/>7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7" calcext:value-type="float">
            <text:p><text:s text:c="3"/>3.1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40" calcext:value-type="float">
            <text:p><text:s/>－140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26" office:value-type="float" office:value="-5.81" calcext:value-type="float">
            <text:p><text:s/>－5.81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2" calcext:value-type="float">
            <text:p><text:s text:c="3"/>1.12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143" calcext:value-type="float">
            <text:p><text:s text:c="3"/>143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4" calcext:value-type="float">
            <text:p><text:s text:c="3"/>5.94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62" calcext:value-type="float">
            <text:p><text:s/>－162 </text:p>
          </table:table-cell>
          <table:table-cell table:style-name="ce26" office:value-type="float" office:value="-0.65" calcext:value-type="float">
            <text:p><text:s/>－0.65 </text:p>
          </table:table-cell>
          <table:table-cell table:style-name="ce26" office:value-type="float" office:value="-7.7" calcext:value-type="float">
            <text:p><text:s/>－7.70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7" calcext:value-type="float">
            <text:p><text:s text:c="3"/>7.37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1" calcext:value-type="float">
            <text:p><text:s text:c="3"/>5.61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45" calcext:value-type="float">
            <text:p><text:s text:c="3"/>45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9" office:value-type="float" office:value="995" calcext:value-type="float">
            <text:p><text:s text:c="3"/>995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7" calcext:value-type="float">
            <text:p><text:s text:c="3"/>7.67 </text:p>
          </table:table-cell>
          <table:table-cell table:style-name="ce29" office:value-type="float" office:value="869" calcext:value-type="float">
            <text:p><text:s text:c="3"/>869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9" calcext:value-type="float">
            <text:p><text:s text:c="3"/>6.69 </text:p>
          </table:table-cell>
          <table:table-cell table:style-name="ce29" office:value-type="float" office:value="854" calcext:value-type="float">
            <text:p><text:s text:c="3"/>854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17" office:value-type="float" office:value="378" calcext:value-type="float">
            <text:p><text:s text:c="3"/>378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1.3" calcext:value-type="float">
            <text:p><text:s text:c="3"/>1.30 </text:p>
          </table:table-cell>
          <table:table-cell table:style-name="ce26" office:value-type="float" office:value="15.31" calcext:value-type="float">
            <text:p><text:s text:c="3"/>15.31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32" calcext:value-type="float">
            <text:p><text:s/>－0.32 </text:p>
          </table:table-cell>
          <table:table-cell table:style-name="ce26" office:value-type="float" office:value="-3.82" calcext:value-type="float">
            <text:p><text:s/>－3.82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7" calcext:value-type="float">
            <text:p><text:s text:c="3"/>4.67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" calcext:value-type="float">
            <text:p><text:s text:c="3"/>8.50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5" calcext:value-type="float">
            <text:p><text:s text:c="3"/>5.95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46" office:value-type="float" office:value="4.25" calcext:value-type="float">
            <text:p><text:s text:c="3"/>4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84" calcext:value-type="float">
            <text:p><text:s text:c="3"/>184 </text:p>
          </table:table-cell>
          <table:table-cell table:style-name="ce26" office:value-type="float" office:value="1.42" calcext:value-type="float">
            <text:p><text:s text:c="3"/>1.42 </text:p>
          </table:table-cell>
          <table:table-cell table:style-name="ce26" office:value-type="float" office:value="16.68" calcext:value-type="float">
            <text:p><text:s text:c="3"/>16.68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7" calcext:value-type="float">
            <text:p><text:s text:c="3"/>2.27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.06" calcext:value-type="float">
            <text:p><text:s text:c="3"/>10.06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9" calcext:value-type="float">
            <text:p><text:s text:c="3"/>7.79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5" calcext:value-type="float">
            <text:p><text:s text:c="3"/>7.25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64" calcext:value-type="float">
            <text:p><text:s text:c="3"/>164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15" calcext:value-type="float">
            <text:p><text:s text:c="3"/>10.15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7" calcext:value-type="float">
            <text:p><text:s text:c="3"/>7.67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6" calcext:value-type="float">
            <text:p><text:s text:c="3"/>3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1" calcext:value-type="float">
            <text:p><text:s text:c="3"/>5.61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" calcext:value-type="float">
            <text:p><text:s text:c="3"/>1.30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9" calcext:value-type="float">
            <text:p><text:s text:c="3"/>7.59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77" calcext:value-type="float">
            <text:p><text:s/>－77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55" calcext:value-type="float">
            <text:p><text:s/>－2.55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7" calcext:value-type="float">
            <text:p><text:s text:c="3"/>6.97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" calcext:value-type="float">
            <text:p><text:s text:c="3"/>6.50 </text:p>
          </table:table-cell>
          <table:table-cell table:style-name="ce30" office:value-type="float" office:value="201" calcext:value-type="float">
            <text:p><text:s text:c="3"/>20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7" calcext:value-type="float">
            <text:p><text:s text:c="3"/>6.67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30" office:value-type="float" office:value="-1" calcext:value-type="float">
            <text:p><text:s/>－1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3" calcext:value-type="float">
            <text:p><text:s text:c="3"/>8.03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5" calcext:value-type="float">
            <text:p><text:s text:c="3"/>8.25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82" calcext:value-type="float">
            <text:p><text:s/>－82 </text:p>
          </table:table-cell>
          <table:table-cell table:style-name="ce26" office:value-type="float" office:value="-2.81" calcext:value-type="float">
            <text:p><text:s/>－2.81 </text:p>
          </table:table-cell>
          <table:table-cell table:style-name="ce26" office:value-type="float" office:value="-33.14" calcext:value-type="float">
            <text:p><text:s/>－33.14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26" office:value-type="float" office:value="-3.64" calcext:value-type="float">
            <text:p><text:s/>－3.64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9" calcext:value-type="float">
            <text:p><text:s text:c="3"/>7.69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1.33" calcext:value-type="float">
            <text:p><text:s text:c="3"/>11.33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4" calcext:value-type="float">
            <text:p><text:s text:c="3"/>3.64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10" calcext:value-type="float">
            <text:p><text:s/>－110 </text:p>
          </table:table-cell>
          <table:table-cell table:style-name="ce26" office:value-type="float" office:value="-0.59" calcext:value-type="float">
            <text:p><text:s/>－0.59 </text:p>
          </table:table-cell>
          <table:table-cell table:style-name="ce26" office:value-type="float" office:value="-7" calcext:value-type="float">
            <text:p><text:s/>－7.00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6" calcext:value-type="float">
            <text:p><text:s text:c="3"/>5.66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149" calcext:value-type="float">
            <text:p><text:s/>－149 </text:p>
          </table:table-cell>
          <table:table-cell table:style-name="ce26" office:value-type="float" office:value="-0.75" calcext:value-type="float">
            <text:p><text:s/>－0.75 </text:p>
          </table:table-cell>
          <table:table-cell table:style-name="ce26" office:value-type="float" office:value="-8.78" calcext:value-type="float">
            <text:p><text:s/>－8.78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1" calcext:value-type="float">
            <text:p><text:s text:c="3"/>1.71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55" calcext:value-type="float">
            <text:p><text:s text:c="3"/>8.55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4" calcext:value-type="float">
            <text:p><text:s text:c="3"/>6.84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2" calcext:value-type="float">
            <text:p><text:s text:c="3"/>6.72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8" calcext:value-type="float">
            <text:p><text:s text:c="3"/>3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41" calcext:value-type="float">
            <text:p><text:s/>－41 </text:p>
          </table:table-cell>
          <table:table-cell table:style-name="ce26" office:value-type="float" office:value="-1.37" calcext:value-type="float">
            <text:p><text:s/>－1.37 </text:p>
          </table:table-cell>
          <table:table-cell table:style-name="ce26" office:value-type="float" office:value="-16.1" calcext:value-type="float">
            <text:p><text:s/>－16.10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1.97" calcext:value-type="float">
            <text:p><text:s text:c="3"/>1.97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61" calcext:value-type="float">
            <text:p><text:s text:c="3"/>10.61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5" calcext:value-type="float">
            <text:p><text:s text:c="3"/>8.65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5" calcext:value-type="float">
            <text:p><text:s text:c="3"/>8.25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54" calcext:value-type="float">
            <text:p><text:s text:c="3"/>3.5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3" calcext:value-type="float">
            <text:p><text:s text:c="3"/>2.53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9" calcext:value-type="float">
            <text:p><text:s text:c="3"/>2.99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4" calcext:value-type="float">
            <text:p><text:s text:c="3"/>8.04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4" calcext:value-type="float">
            <text:p><text:s text:c="3"/>5.74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37" calcext:value-type="float">
            <text:p><text:s text:c="3"/>3.37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199" calcext:value-type="float">
            <text:p><text:s text:c="3"/>199 </text:p>
          </table:table-cell>
          <table:table-cell table:style-name="ce25" office:value-type="float" office:value="1.9" calcext:value-type="float">
            <text:p><text:s text:c="3"/>1.90 </text:p>
          </table:table-cell>
          <table:table-cell table:style-name="ce25" office:value-type="float" office:value="22.42" calcext:value-type="float">
            <text:p><text:s text:c="3"/>22.42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9" calcext:value-type="float">
            <text:p><text:s text:c="3"/>5.29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25" office:value-type="float" office:value="1.06" calcext:value-type="float">
            <text:p><text:s text:c="3"/>1.06 </text:p>
          </table:table-cell>
          <table:table-cell table:style-name="ce25" office:value-type="float" office:value="12.49" calcext:value-type="float">
            <text:p><text:s text:c="3"/>12.49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9" calcext:value-type="float">
            <text:p><text:s text:c="3"/>4.39 </text:p>
          </table:table-cell>
          <table:table-cell table:style-name="ce17" office:value-type="float" office:value="10" calcext:value-type="float">
            <text:p><text:s text:c="3"/>10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5" office:value-type="float" office:value="1.13" calcext:value-type="float">
            <text:p><text:s text:c="3"/>1.1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27" calcext:value-type="float">
            <text:p><text:s text:c="3"/>227 </text:p>
          </table:table-cell>
          <table:table-cell table:style-name="ce26" office:value-type="float" office:value="2.4" calcext:value-type="float">
            <text:p><text:s text:c="3"/>2.40 </text:p>
          </table:table-cell>
          <table:table-cell table:style-name="ce26" office:value-type="float" office:value="28.29" calcext:value-type="float">
            <text:p><text:s text:c="3"/>28.29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" calcext:value-type="float">
            <text:p><text:s text:c="3"/>5.60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26" office:value-type="float" office:value="12.57" calcext:value-type="float">
            <text:p><text:s text:c="3"/>12.57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7" calcext:value-type="float">
            <text:p><text:s text:c="3"/>6.97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3" calcext:value-type="float">
            <text:p><text:s text:c="3"/>4.23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24" calcext:value-type="float">
            <text:p><text:s text:c="3"/>1.24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28" calcext:value-type="float">
            <text:p><text:s/>－28 </text:p>
          </table:table-cell>
          <table:table-cell table:style-name="ce28" office:value-type="float" office:value="-2.79" calcext:value-type="float">
            <text:p><text:s/>－2.79 </text:p>
          </table:table-cell>
          <table:table-cell table:style-name="ce28" office:value-type="float" office:value="-32.82" calcext:value-type="float">
            <text:p><text:s/>－32.82 </text:p>
          </table:table-cell>
          <table:table-cell table:style-name="ce33" office:value-type="float" office:value="2" calcext:value-type="float">
            <text:p><text:s text:c="3"/>2 </text:p>
          </table:table-cell>
          <table:table-cell table:style-name="ce35" office:value-type="float" office:value="0.2" calcext:value-type="float">
            <text:p><text:s text:c="3"/>0.20 </text:p>
          </table:table-cell>
          <table:table-cell table:style-name="ce35" office:value-type="float" office:value="2.35" calcext:value-type="float">
            <text:p><text:s text:c="3"/>2.35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8" office:value-type="float" office:value="1" calcext:value-type="float">
            <text:p><text:s text:c="3"/>1.00 </text:p>
          </table:table-cell>
          <table:table-cell table:style-name="ce28" office:value-type="float" office:value="11.74" calcext:value-type="float">
            <text:p><text:s text:c="3"/>11.74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8" office:value-type="float" office:value="0.8" calcext:value-type="float">
            <text:p><text:s text:c="3"/>0.80 </text:p>
          </table:table-cell>
          <table:table-cell table:style-name="ce28" office:value-type="float" office:value="9.39" calcext:value-type="float">
            <text:p><text:s text:c="3"/>9.39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38" office:value-type="float" office:value="5.87" calcext:value-type="float">
            <text:p><text:s text:c="3"/>5.87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9年4月7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04-07T09:43:55</dc:date>
    <meta:print-date>2009-11-06T11:05:1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